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ba584" officeooo:paragraph-rsid="000ba584"/>
    </style:style>
    <style:style style:name="P2" style:family="paragraph" style:parent-style-name="Standard">
      <style:text-properties officeooo:rsid="0014b48d" officeooo:paragraph-rsid="0014b48d"/>
    </style:style>
    <style:style style:name="P3" style:family="paragraph" style:parent-style-name="Standard">
      <style:text-properties fo:font-style="normal" officeooo:rsid="0014b48d" officeooo:paragraph-rsid="0014b48d" style:font-style-asian="normal" style:font-style-complex="normal"/>
    </style:style>
    <style:style style:name="P4" style:family="paragraph" style:parent-style-name="Text_20_body">
      <style:text-properties officeooo:paragraph-rsid="0014b48d"/>
    </style:style>
    <style:style style:name="P5" style:family="paragraph" style:parent-style-name="Text_20_body">
      <style:text-properties officeooo:rsid="001cee85" officeooo:paragraph-rsid="001cee85"/>
    </style:style>
    <style:style style:name="P6" style:family="paragraph" style:parent-style-name="Text_20_body" style:list-style-name="L2">
      <style:text-properties officeooo:rsid="0014b48d" officeooo:paragraph-rsid="0014b48d"/>
    </style:style>
    <style:style style:name="P7" style:family="paragraph" style:parent-style-name="Text_20_body" style:list-style-name="L2">
      <style:text-properties officeooo:rsid="00161d3e" officeooo:paragraph-rsid="00161d3e"/>
    </style:style>
    <style:style style:name="P8" style:family="paragraph" style:parent-style-name="Text_20_body" style:list-style-name="L2">
      <style:text-properties officeooo:rsid="0019d7e4" officeooo:paragraph-rsid="0019d7e4"/>
    </style:style>
    <style:style style:name="P9" style:family="paragraph" style:parent-style-name="Text_20_body" style:list-style-name="L2">
      <style:text-properties fo:font-style="normal" officeooo:rsid="00176c25" officeooo:paragraph-rsid="00176c25" style:font-style-asian="normal" style:font-style-complex="normal"/>
    </style:style>
    <style:style style:name="P10" style:family="paragraph" style:parent-style-name="Text_20_body" style:list-style-name="L2">
      <style:text-properties officeooo:rsid="00176c25" officeooo:paragraph-rsid="00176c25"/>
    </style:style>
    <style:style style:name="P11" style:family="paragraph" style:parent-style-name="Text_20_body" style:list-style-name="L3">
      <style:text-properties officeooo:rsid="001be2e7" officeooo:paragraph-rsid="001be2e7"/>
    </style:style>
    <style:style style:name="P12" style:family="paragraph" style:parent-style-name="Text_20_body" style:list-style-name="L3">
      <style:text-properties officeooo:rsid="001e869d" officeooo:paragraph-rsid="001e869d"/>
    </style:style>
    <style:style style:name="P13" style:family="paragraph" style:parent-style-name="Text_20_body" style:list-style-name="L3">
      <style:text-properties officeooo:rsid="001cee85" officeooo:paragraph-rsid="001cee85"/>
    </style:style>
    <style:style style:name="P14" style:family="paragraph" style:parent-style-name="Text_20_body" style:list-style-name="L4">
      <style:text-properties officeooo:rsid="00229afe" officeooo:paragraph-rsid="00229afe"/>
    </style:style>
    <style:style style:name="P15" style:family="paragraph" style:parent-style-name="Text_20_body" style:list-style-name="L4">
      <style:text-properties officeooo:rsid="00231e56" officeooo:paragraph-rsid="00231e56"/>
    </style:style>
    <style:style style:name="P16" style:family="paragraph" style:parent-style-name="Text_20_body" style:list-style-name="L4">
      <style:text-properties officeooo:rsid="00251c42" officeooo:paragraph-rsid="00251c42"/>
    </style:style>
    <style:style style:name="P17" style:family="paragraph" style:parent-style-name="Text_20_body" style:list-style-name="L4">
      <style:text-properties officeooo:rsid="00269400" officeooo:paragraph-rsid="00269400"/>
    </style:style>
    <style:style style:name="P18" style:family="paragraph" style:parent-style-name="Text_20_body" style:list-style-name="L4">
      <style:text-properties officeooo:rsid="0027ee5b" officeooo:paragraph-rsid="0027ee5b"/>
    </style:style>
    <style:style style:name="P19" style:family="paragraph" style:parent-style-name="Text_20_body" style:list-style-name="L4">
      <style:text-properties officeooo:rsid="002a4512" officeooo:paragraph-rsid="002a4512"/>
    </style:style>
    <style:style style:name="P20" style:family="paragraph" style:parent-style-name="Text_20_body" style:list-style-name="L4">
      <style:text-properties officeooo:rsid="0029298a" officeooo:paragraph-rsid="0029298a"/>
    </style:style>
    <style:style style:name="P21" style:family="paragraph" style:parent-style-name="Text_20_body">
      <style:text-properties officeooo:rsid="0029298a" officeooo:paragraph-rsid="0029298a"/>
    </style:style>
    <style:style style:name="P22" style:family="paragraph" style:parent-style-name="Text_20_body" style:list-style-name="L5">
      <style:text-properties officeooo:rsid="002ebd8d" officeooo:paragraph-rsid="002ebd8d"/>
    </style:style>
    <style:style style:name="P23" style:family="paragraph" style:parent-style-name="Text_20_body" style:list-style-name="L5">
      <style:text-properties officeooo:rsid="002fc54c" officeooo:paragraph-rsid="002fc54c"/>
    </style:style>
    <style:style style:name="P24" style:family="paragraph" style:parent-style-name="Text_20_body" style:list-style-name="L5">
      <style:text-properties officeooo:rsid="0030d43b" officeooo:paragraph-rsid="0030d43b"/>
    </style:style>
    <style:style style:name="P25" style:family="paragraph" style:parent-style-name="Text_20_body" style:list-style-name="L5">
      <style:text-properties officeooo:rsid="0030d43b" officeooo:paragraph-rsid="00314940"/>
    </style:style>
    <style:style style:name="P26" style:family="paragraph" style:parent-style-name="Text_20_body" style:list-style-name="L5">
      <style:text-properties officeooo:rsid="00314940" officeooo:paragraph-rsid="00314940"/>
    </style:style>
    <style:style style:name="P27" style:family="paragraph" style:parent-style-name="Standard" style:list-style-name="L1">
      <style:text-properties officeooo:paragraph-rsid="0011d538"/>
    </style:style>
    <style:style style:name="P28" style:family="paragraph" style:parent-style-name="Standard" style:list-style-name="L1">
      <style:text-properties officeooo:paragraph-rsid="0014b48d"/>
    </style:style>
    <style:style style:name="P29" style:family="paragraph" style:parent-style-name="Standard" style:list-style-name="L1">
      <style:text-properties officeooo:rsid="000ba584" officeooo:paragraph-rsid="000ba584"/>
    </style:style>
    <style:style style:name="P30" style:family="paragraph" style:parent-style-name="Standard" style:list-style-name="L1">
      <style:text-properties officeooo:rsid="000c238f" officeooo:paragraph-rsid="000c238f"/>
    </style:style>
    <style:style style:name="P31" style:family="paragraph" style:parent-style-name="Standard" style:list-style-name="L1">
      <style:text-properties officeooo:rsid="000c238f" officeooo:paragraph-rsid="000da163"/>
    </style:style>
    <style:style style:name="P32" style:family="paragraph" style:parent-style-name="Standard" style:list-style-name="L1">
      <style:text-properties officeooo:rsid="000da163" officeooo:paragraph-rsid="000da163"/>
    </style:style>
    <style:style style:name="P33" style:family="paragraph" style:parent-style-name="Standard" style:list-style-name="L1">
      <style:text-properties fo:font-style="normal" officeooo:rsid="000f7772" officeooo:paragraph-rsid="000f7772" style:font-style-asian="normal" style:font-style-complex="normal"/>
    </style:style>
    <style:style style:name="P34" style:family="paragraph" style:parent-style-name="Standard" style:list-style-name="L1">
      <style:text-properties fo:font-style="normal" officeooo:rsid="0011d538" officeooo:paragraph-rsid="001278d2" style:font-style-asian="normal" style:font-style-complex="normal"/>
    </style:style>
    <style:style style:name="P35" style:family="paragraph" style:parent-style-name="Standard" style:list-style-name="L1">
      <style:text-properties fo:font-style="normal" officeooo:rsid="001278d2" officeooo:paragraph-rsid="001278d2" style:font-style-asian="normal" style:font-style-complex="normal"/>
    </style:style>
    <style:style style:name="P36" style:family="paragraph" style:parent-style-name="Standard" style:list-style-name="L1">
      <style:text-properties fo:font-style="normal" officeooo:rsid="0014b48d" officeooo:paragraph-rsid="0014b48d" style:font-style-asian="normal" style:font-style-complex="normal"/>
    </style:style>
    <style:style style:name="P37" style:family="paragraph" style:parent-style-name="Heading_20_1">
      <style:text-properties officeooo:rsid="001be2e7" officeooo:paragraph-rsid="001be2e7"/>
    </style:style>
    <style:style style:name="P38" style:family="paragraph" style:parent-style-name="Heading_20_1" style:list-style-name="L2">
      <style:text-properties officeooo:rsid="00214fad" officeooo:paragraph-rsid="00214fad"/>
    </style:style>
    <style:style style:name="P39" style:family="paragraph" style:parent-style-name="Heading_20_1" style:list-style-name="L2">
      <style:text-properties officeooo:rsid="00214fad" officeooo:paragraph-rsid="002ebd8d"/>
    </style:style>
    <style:style style:name="T1" style:family="text">
      <style:text-properties officeooo:rsid="000c238f"/>
    </style:style>
    <style:style style:name="T2" style:family="text">
      <style:text-properties officeooo:rsid="000da163"/>
    </style:style>
    <style:style style:name="T3" style:family="text">
      <style:text-properties fo:font-style="italic" style:font-style-asian="italic" style:font-style-complex="italic"/>
    </style:style>
    <style:style style:name="T4" style:family="text">
      <style:text-properties fo:font-style="italic" officeooo:rsid="000f777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f7772" style:font-style-asian="normal" style:font-style-complex="normal"/>
    </style:style>
    <style:style style:name="T7" style:family="text">
      <style:text-properties fo:font-style="normal" officeooo:rsid="0011d538" style:font-style-asian="normal" style:font-style-complex="normal"/>
    </style:style>
    <style:style style:name="T8" style:family="text">
      <style:text-properties fo:font-style="normal" officeooo:rsid="00112b09" style:font-style-asian="normal" style:font-style-complex="normal"/>
    </style:style>
    <style:style style:name="T9" style:family="text">
      <style:text-properties fo:font-style="normal" officeooo:rsid="001278d2" style:font-style-asian="normal" style:font-style-complex="normal"/>
    </style:style>
    <style:style style:name="T10" style:family="text">
      <style:text-properties fo:font-style="normal" officeooo:rsid="0014b48d" style:font-style-asian="normal" style:font-style-complex="normal"/>
    </style:style>
    <style:style style:name="T11" style:family="text">
      <style:text-properties fo:font-style="normal" officeooo:rsid="0019cf80" style:font-style-asian="normal" style:font-style-complex="normal"/>
    </style:style>
    <style:style style:name="T12" style:family="text">
      <style:text-properties style:text-line-through-style="none" style:text-line-through-type="none" fo:font-style="normal" style:font-style-asian="normal" style:font-style-complex="normal"/>
    </style:style>
    <style:style style:name="T13" style:family="text">
      <style:text-properties style:text-line-through-style="none" style:text-line-through-type="none" fo:font-style="normal" officeooo:rsid="0018b082" style:font-style-asian="normal" style:font-style-complex="normal"/>
    </style:style>
    <style:style style:name="T14" style:family="text">
      <style:text-properties officeooo:rsid="00200433"/>
    </style:style>
    <style:style style:name="T15" style:family="text">
      <style:text-properties officeooo:rsid="00251c42"/>
    </style:style>
    <style:style style:name="T16" style:family="text">
      <style:text-properties officeooo:rsid="00256cb4"/>
    </style:style>
    <style:style style:name="T17" style:family="text">
      <style:text-properties officeooo:rsid="00269400"/>
    </style:style>
    <style:style style:name="T18" style:family="text">
      <style:text-properties officeooo:rsid="0029298a"/>
    </style:style>
    <style:style style:name="T19" style:family="text">
      <style:text-properties officeooo:rsid="002b5be2"/>
    </style:style>
    <style:style style:name="T20" style:family="text">
      <style:text-properties officeooo:rsid="002ebd8d"/>
    </style:style>
    <style:style style:name="T21" style:family="text">
      <style:text-properties officeooo:rsid="00314940"/>
    </style:style>
    <style:style style:name="T22" style:family="text">
      <style:text-properties officeooo:rsid="0032438c"/>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ne18 2019: Java Array Class</text:p>
      <text:p text:style-name="P2">a</text:p>
      <text:p text:style-name="P2"/>
      <text:p text:style-name="P1"/>
      <text:list xml:id="list3537496947" text:style-name="L1">
        <text:list-item>
          <text:p text:style-name="P29">Arrays declaration and initalization syntax. Normal array is rigid in size</text:p>
        </text:list-item>
        <text:list-item>
          <text:p text:style-name="P29">ArrayList are the alternative that have to be used when a priori the size of the array is unknown(like when you ask the user to keep entering numbers). <text:span text:style-name="T1">It works as python lists.</text:span></text:p>
          <text:list>
            <text:list-item>
              <text:p text:style-name="P29">This ArrayList is a Generic Type.</text:p>
              <text:list>
                <text:list-item>
                  <text:p text:style-name="P29">Later one can define its own Generic Type</text:p>
                </text:list-item>
              </text:list>
            </text:list-item>
            <text:list-item>
              <text:p text:style-name="P30">Syntax example to build one of integers: ArrayList&lt;Integer&gt; myList=new ArrayList&lt;Integer&gt;();</text:p>
            </text:list-item>
          </text:list>
        </text:list-item>
        <text:list-item>
          <text:p text:style-name="P31"><text:span text:style-name="T2">Set/</text:span>HashSet: <text:span text:style-name="T2">the class for set objects.</text:span></text:p>
          <text:list>
            <text:list-item>
              <text:p text:style-name="P31">HashSet <text:span text:style-name="T2">methods</text:span> : the class used to interact/determine<text:span text:style-name="T2"> the set.</text:span></text:p>
            </text:list-item>
            <text:list-item>
              <text:p text:style-name="P32">HashSet method <text:span text:style-name="T3">iterator</text:span><text:span text:style-name="T5">: use to for-loop trough the set :here in order to get every item use iterator method it.next.</text:span><text:span text:style-name="T6">(remember in python the one used is </text:span><text:span text:style-name="T4">for i in set</text:span><text:span text:style-name="T6"> instead of iterator)</text:span></text:p>
            </text:list-item>
          </text:list>
        </text:list-item>
        <text:list-item>
          <text:p text:style-name="P33">HashMap=dictionary object.</text:p>
          <text:list>
            <text:list-item>
              <text:p text:style-name="P27"><text:span text:style-name="T8">It uses hash cryptography </text:span><text:span text:style-name="T7">codes: one way encryption.</text:span><text:a xlink:type="simple" xlink:href="https://en.wikipedia.org/wiki/Hash_function" text:style-name="Internet_20_link" text:visited-style-name="Visited_20_Internet_20_Link"><text:span text:style-name="T7">https://en.wikipedia.org/wiki/Hash_function</text:span></text:a><text:span text:style-name="T7"> </text:span></text:p>
            </text:list-item>
            <text:list-item>
              <text:p text:style-name="P34">syntax: HashMap&lt;String,String&gt; myMap=new HashMap()&lt;String,String&gt;;</text:p>
            </text:list-item>
            <text:list-item>
              <text:p text:style-name="P35">put method to add objects to the dictionary.</text:p>
            </text:list-item>
            <text:list-item>
              <text:p text:style-name="P28"><text:span text:style-name="T9">Get method to access the value of a dictionary key.</text:span><text:span text:style-name="T10">af</text:span></text:p>
            </text:list-item>
            <text:list-item>
              <text:p text:style-name="P36">a</text:p>
            </text:list-item>
          </text:list>
        </text:list-item>
      </text:list>
      <text:p text:style-name="P3"/>
      <text:h text:style-name="P37" text:outline-level="1">june 22 2019 : objects and classes.</text:h>
      <text:p text:style-name="P4"/>
      <text:list xml:id="list2579515173" text:style-name="L2">
        <text:list-item>
          <text:p text:style-name="P6">Students Example until finish it.</text:p>
          <text:list>
            <text:list-item>
              <text:p text:style-name="P6">If something is gonna be used just once, then, it would not need to be a class.</text:p>
            </text:list-item>
            <text:list-item>
              <text:p text:style-name="P6">If need to use constants in many context inside the code, define a class called constants inside of it create the constant you need.<text:tab/></text:p>
            </text:list-item>
          </text:list>
        </text:list-item>
        <text:list-item>
          <text:p text:style-name="P7">Class constructors: syntax: the second line after a first line that is the same as a line to declare a method, is <text:span text:style-name="T3">super(); </text:span><text:span text:style-name="T5">that is </text:span><text:span text:style-name="T11">a called to a higher(fathers of all) constuctor:the constructor of class Object(father of all objects).</text:span></text:p>
        </text:list-item>
        <text:list-item>
          <text:p text:style-name="P8"><text:span text:style-name="T5">Final type: is made to create </text:span><text:span text:style-name="T3">constant</text:span><text:span text:style-name="T5"> variables or variables/ammounts that are fixed and, most important, not changeable.</text:span></text:p>
        </text:list-item>
        <text:list-item>
          <text:p text:style-name="P9">a</text:p>
        </text:list-item>
        <text:list-item>
          <text:p text:style-name="P9">Comments/Phrases</text:p>
          <text:list>
            <text:list-item>
              <text:p text:style-name="P10"><text:span text:style-name="T5">Change at last minute anecdocte: while developing try to think about tricks that allow you to add new characteristics in the future very easily. I.e: instead of a Constructor that creates objects from scratch every time, use a Builder --</text:span><text:span text:style-name="T12">that are going to be </text:span><text:span text:style-name="T13">explained later--. </text:span></text:p>
            </text:list-item>
          </text:list>
        </text:list-item>
        <text:list-item>
          <text:h text:style-name="P38" text:outline-level="1"><text:soft-page-break/>July 8 2019 : observable and observer</text:h>
        </text:list-item>
      </text:list>
      <text:list xml:id="list1083397952" text:style-name="L3">
        <text:list-item>
          <text:p text:style-name="P11">This is other comunication protcol, similar to delgate protocol.</text:p>
        </text:list-item>
        <text:list-item>
          <text:p text:style-name="P11">Concept: observer is the class/object wihc is interest in the observable class/object so it observes it. <text:span text:style-name="T14">Observer is interested in the change state of the observable. </text:span>Example: weather info in database (obersvable) and weather website (observer).</text:p>
          <text:list>
            <text:list-item>
              <text:p text:style-name="P11">The observable change and then it notify the observer. </text:p>
            </text:list-item>
            <text:list-item>
              <text:p text:style-name="P12">NOTE: built-in design in java has previously implement a calling of methods behind the scene in observable-observer classes.</text:p>
            </text:list-item>
          </text:list>
        </text:list-item>
        <text:list-item>
          <text:p text:style-name="P13">Comments/Phrases<text:tab/></text:p>
        </text:list-item>
      </text:list>
      <text:p text:style-name="P5"/>
      <text:list xml:id="list202112219702054" text:continue-list="list2579515173" text:style-name="L2">
        <text:list-header>
          <text:h text:style-name="P38" text:outline-level="1">July 18 2019 : </text:h>
        </text:list-header>
      </text:list>
      <text:list xml:id="list1002467228" text:style-name="L4">
        <text:list-item>
          <text:p text:style-name="P14">Lambda expresion review:</text:p>
          <text:list>
            <text:list-item>
              <text:p text:style-name="P15">approach one of oracle tutorial problem: for every need you have to create a new method. So new solution that is more general and expandable is need.</text:p>
            </text:list-item>
            <text:list-item>
              <text:p text:style-name="P15">Approach three is in short: create and interface with a method, and for every need we create clases that implement that interface in certain way. When calling the method in that makes the search in appdriver you have to put new ClassX as an argument.</text:p>
            </text:list-item>
            <text:list-item>
              <text:p text:style-name="P15">In approach 4 with anonymous we dont have to create subclasses of the interface <text:span text:style-name="T15">in order to call the method in app driver, cause we only create a object which type is defined the interface and inmediately write inside the argument brackets the implemention of the method.</text:span></text:p>
            </text:list-item>
            <text:list-item>
              <text:p text:style-name="P16">Lambda Expresion(closure in other languages different of java) approach.</text:p>
              <text:list>
                <text:list-item>
                  <text:p text:style-name="P16">What is the type of a method? Maybe it can be stated looking to the inputs and the outputs. </text:p>
                </text:list-item>
                <text:list-item>
                  <text:p text:style-name="P16">To use lambda expresion the method (not of the interface but of the class in which we want to search) arguments should include a function/<text:span text:style-name="T16">method</text:span> wich type is the interface. <text:span text:style-name="T16">You write the function implementation inside the arguments brackets as you were puting there any value.</text:span></text:p>
                </text:list-item>
                <text:list-item>
                  <text:p text:style-name="P16">Two parts: the before and the-after the arrow.</text:p>
                  <text:list>
                    <text:list-item>
                      <text:p text:style-name="P16">The before-<text:span text:style-name="T17">arrow</text:span> is the type <text:span text:style-name="T17">is the argument demanded by the interface method.</text:span></text:p>
                    </text:list-item>
                    <text:list-item>
                      <text:p text:style-name="P17">The after-arrow is the implementation of interface method; this implementation must return the type demande by the interface method.</text:p>
                    </text:list-item>
                    <text:list-item>
                      <text:p text:style-name="P16"><text:soft-page-break/>If you only need one statement curly brackets are no needed</text:p>
                    </text:list-item>
                  </text:list>
                </text:list-item>
              </text:list>
            </text:list-item>
          </text:list>
        </text:list-item>
        <text:list-item>
          <text:p text:style-name="P18">more general Lambda expresion.</text:p>
          <text:list>
            <text:list-item>
              <text:p text:style-name="P18">Inteface goes to be generic. Java has built-in 43 functional interfaces. For example, the built in to check condition/do a test is called <text:span text:style-name="T3">Predicate</text:span>. <text:span text:style-name="T18">This interfaces are like building blocks: in one situation you have the need of one brick with specific frame, and java has 42 frames builted in for you to use.</text:span></text:p>
              <text:list>
                <text:list-item>
                  <text:p text:style-name="P19">To use this bricks, the class in which you want to operate does not have to implement this functional interface: you implement the functional interface method inside the argument brackets.</text:p>
                </text:list-item>
              </text:list>
            </text:list-item>
          </text:list>
        </text:list-item>
        <text:list-item>
          <text:p text:style-name="P15">Comments/Phrases</text:p>
          <text:list>
            <text:list-item>
              <text:p text:style-name="P20">Defin<text:span text:style-name="T19">i</text:span>ti<text:span text:style-name="T19">on of BEAUTIFULNESS of builted in interfaces: they allow you the write less code and have a more expandable application.</text:span></text:p>
            </text:list-item>
          </text:list>
        </text:list-item>
      </text:list>
      <text:p text:style-name="P21"/>
      <text:list xml:id="list202112934351593" text:continue-list="list202112219702054" text:style-name="L2">
        <text:list-header>
          <text:h text:style-name="P39" text:outline-level="1"><text:span text:style-name="T20">Aug 7 2019 : singleton design-pattern(DP)</text:span></text:h>
        </text:list-header>
      </text:list>
      <text:list xml:id="list3722775157" text:style-name="L5">
        <text:list-item>
          <text:p text:style-name="P22">Usefulness: to guarantee that from an class there is only one instantiation always; if there is no previous object of that class, the pattern creates a new obj; if there at least one obj of that class, singleton pattern returns that same obj.</text:p>
        </text:list-item>
        <text:list-item>
          <text:p text:style-name="P23">Mechanism: <text:s/>singleton class has:</text:p>
          <text:list>
            <text:list-item>
              <text:p text:style-name="P23">a static variable statVariable that is a instance of it and at the beginning is null.</text:p>
            </text:list-item>
            <text:list-item>
              <text:p text:style-name="P23">private Constructor, and onther method tha return of a instance of it but than includes and if-block statement in his body that is related to statVariable.</text:p>
            </text:list-item>
          </text:list>
        </text:list-item>
        <text:list-item>
          <text:p text:style-name="P24">Adapter DP.</text:p>
          <text:list>
            <text:list-item>
              <text:p text:style-name="P25">Usefulness: to make a class to work as other <text:span text:style-name="T21">class.</text:span></text:p>
            </text:list-item>
            <text:list-item>
              <text:p text:style-name="P25"><text:span text:style-name="T21">Mechanism: Case: Class A should do what class B does. Solution: another class (class C) called classAAdapater thas has</text:span></text:p>
              <text:list>
                <text:list-item>
                  <text:p text:style-name="P25"><text:s/><text:span text:style-name="T21">implements B(it is an interface in reality); then C is-a B. </text:span></text:p>
                </text:list-item>
                <text:list-item>
                  <text:p text:style-name="P26">It’s constructor receive an object of class A.</text:p>
                </text:list-item>
                <text:list-item>
                  <text:p text:style-name="P26">Class C then implements B-class method’s <text:span text:style-name="T22">through the use of A-class methods.</text:span></text:p>
                </text:list-item>
              </text:list>
            </text:list-item>
          </text:list>
        </text:list-item>
        <text:list-item>
          <text:p text:style-name="P22">Comments/Phrases</text:p>
          <text:list>
            <text:list-item>
              <text:p text:style-name="P26">DP are some ready solutions: to tackle one situation try to figure out what DP would be applicabl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9:09:27.942106161</meta:creation-date>
    <dc:date>2019-08-07T20:19:06.993388087</dc:date>
    <meta:editing-duration>PT6H21M29S</meta:editing-duration>
    <meta:editing-cycles>10</meta:editing-cycles>
    <meta:generator>LibreOffice/6.2.4.2$MacOSX_X86_64 LibreOffice_project/2412653d852ce75f65fbfa83fb7e7b669a126d64</meta:generator>
    <meta:document-statistic meta:table-count="0" meta:image-count="0" meta:object-count="0" meta:page-count="3" meta:paragraph-count="61" meta:word-count="989" meta:character-count="5929" meta:non-whitespace-character-count="4937"/>
  </office:meta>
</office:document-meta>
</file>